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llelBean.ParallelBean( Executor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ean.setExecutor( Executor 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ean.getJo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llelBean.sync( long 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ean.createJo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ean.create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ean.Parallel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allelBean.createActiv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ean.ParallelBean( Executor executor , JoinSupport jo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allelBean.getActiv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llelBean.setJoin( JoinSupport jo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ean.getExecu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llelBean.sleep( int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llelBean.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Bean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